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0e931"/>
    </style:style>
    <style:style style:name="P3" style:family="paragraph" style:parent-style-name="Standard">
      <style:paragraph-properties fo:text-align="start" style:justify-single-word="false"/>
      <style:text-properties officeooo:rsid="0023d2c9" officeooo:paragraph-rsid="0023d2c9"/>
    </style:style>
    <style:style style:name="P4"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Standard">
      <style:paragraph-properties fo:text-align="start" style:justify-single-word="false"/>
      <style:text-properties fo:color="#000000" loext:opacity="100%" style:font-name="Arial" fo:font-size="12pt" officeooo:rsid="0023d2c9" officeooo:paragraph-rsid="0023d2c9" style:font-name-asian="Arial1" style:font-size-asian="12pt" style:font-name-complex="Arial1"/>
    </style:style>
    <style:style style:name="P6" style:family="paragraph" style:parent-style-name="Standard">
      <style:paragraph-properties fo:text-align="start" style:justify-single-word="false"/>
      <style:text-properties officeooo:rsid="0023d2c9" officeooo:paragraph-rsid="0023d2c9"/>
    </style:style>
    <style:style style:name="P7" style:family="paragraph" style:parent-style-name="Standard">
      <style:paragraph-properties fo:text-align="start" style:justify-single-word="false"/>
      <style:text-properties officeooo:rsid="0023d2c9" officeooo:paragraph-rsid="0023d2c9" loext:padding="0.049cm" loext:border="0.06pt solid #d9d9e3"/>
    </style:style>
    <style:style style:name="P8" style:family="paragraph" style:parent-style-name="Standard">
      <style:paragraph-properties fo:text-align="start" style:justify-single-word="false" fo:break-before="page"/>
      <style:text-properties officeooo:rsid="0023d2c9" officeooo:paragraph-rsid="0023d2c9" loext:padding="0.049cm" loext:border="0.06pt solid #d9d9e3"/>
    </style:style>
    <style:style style:name="P9" style:family="paragraph" style:parent-style-name="Standard">
      <style:paragraph-properties fo:text-align="start" style:justify-single-word="false"/>
      <style:text-properties officeooo:paragraph-rsid="0020e931"/>
    </style:style>
    <style:style style:name="P10"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11" style:family="paragraph" style:parent-style-name="Text_20_body">
      <style:paragraph-properties fo:margin-left="0cm" fo:margin-right="0cm" fo:text-indent="0cm" style:auto-text-indent="false"/>
      <style:text-properties loext:padding="0.049cm" loext:border="0.06pt solid #d9d9e3"/>
    </style:style>
    <style:style style:name="P12"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13"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14"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15" style:family="paragraph" style:parent-style-name="Text_20_body" style:list-style-name="L2">
      <style:paragraph-properties fo:margin-left="0cm" fo:margin-right="0cm" fo:text-indent="0cm" style:auto-text-indent="false" fo:padding="0.049cm" fo:border="0.06pt solid #d9d9e3"/>
      <style:text-properties loext:padding="0.049cm" loext:border="0.06pt solid #d9d9e3"/>
    </style:style>
    <style:style style:name="P16"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17" style:family="paragraph" style:parent-style-name="Text_20_body" style:list-style-name="L3">
      <style:paragraph-properties fo:margin-left="0cm" fo:margin-right="0cm" fo:text-indent="0cm" style:auto-text-indent="false" fo:padding="0.049cm" fo:border="0.06pt solid #d9d9e3"/>
      <style:text-properties loext:padding="0.049cm" loext:border="0.06pt solid #d9d9e3"/>
    </style:style>
    <style:style style:name="P18"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19" style:family="paragraph" style:parent-style-name="Text_20_body" style:list-style-name="L4">
      <style:paragraph-properties fo:margin-left="0cm" fo:margin-right="0cm" fo:text-indent="0cm" style:auto-text-indent="false" fo:padding="0.049cm" fo:border="0.06pt solid #d9d9e3"/>
      <style:text-properties loext:padding="0.049cm" loext:border="0.06pt solid #d9d9e3"/>
    </style:style>
    <style:style style:name="P20" style:family="paragraph" style:parent-style-name="Text_20_body" style:list-style-name="L1">
      <style:paragraph-properties fo:margin-left="0cm" fo:margin-right="0cm" fo:text-indent="0cm" style:auto-text-indent="false" fo:padding="0.049cm" fo:border="0.06pt solid #d9d9e3"/>
    </style:style>
    <style:style style:name="P21" style:family="paragraph" style:parent-style-name="Text_20_body" style:list-style-name="L2">
      <style:paragraph-properties fo:margin-left="0cm" fo:margin-right="0cm" fo:text-indent="0cm" style:auto-text-indent="false" fo:padding="0.049cm" fo:border="0.06pt solid #d9d9e3"/>
    </style:style>
    <style:style style:name="P22"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23" style:family="paragraph" style:parent-style-name="Text_20_body" style:list-style-name="L3">
      <style:paragraph-properties fo:margin-left="0cm" fo:margin-right="0cm" fo:text-indent="0cm" style:auto-text-indent="false" fo:padding="0.049cm" fo:border="0.06pt solid #d9d9e3"/>
    </style:style>
    <style:style style:name="P24" style:family="paragraph" style:parent-style-name="Text_20_body" style:list-style-name="L4">
      <style:paragraph-properties fo:margin-left="0cm" fo:margin-right="0cm" fo:text-indent="0cm" style:auto-text-indent="false" fo:padding="0.049cm" fo:border="0.06pt solid #d9d9e3"/>
    </style:style>
    <style:style style:name="P25" style:family="paragraph" style:parent-style-name="Text_20_body" style:list-style-name="L5">
      <style:paragraph-properties fo:margin-left="0cm" fo:margin-right="0cm" fo:text-indent="0cm" style:auto-text-indent="false" fo:padding="0.049cm" fo:border="0.06pt solid #d9d9e3"/>
    </style:style>
    <style:style style:name="P26" style:family="paragraph" style:parent-style-name="Text_20_body" style:list-style-name="L6">
      <style:paragraph-properties fo:margin-left="0cm" fo:margin-right="0cm" fo:text-indent="0cm" style:auto-text-indent="false" fo:padding="0.049cm" fo:border="0.06pt solid #d9d9e3"/>
    </style:style>
    <style:style style:name="P27" style:family="paragraph" style:parent-style-name="Text_20_body" style:list-style-name="L7">
      <style:paragraph-properties fo:margin-left="0cm" fo:margin-right="0cm" fo:text-indent="0cm" style:auto-text-indent="false" fo:padding="0.049cm" fo:border="0.06pt solid #d9d9e3"/>
    </style:style>
    <style:style style:name="P28" style:family="paragraph" style:parent-style-name="Text_20_body" style:list-style-name="L8">
      <style:paragraph-properties fo:margin-left="0cm" fo:margin-right="0cm" fo:text-indent="0cm" style:auto-text-indent="false" fo:padding="0.049cm" fo:border="0.06pt solid #d9d9e3"/>
    </style:style>
    <style:style style:name="P29" style:family="paragraph" style:parent-style-name="Text_20_body" style:list-style-name="L9">
      <style:paragraph-properties fo:margin-left="0cm" fo:margin-right="0cm" fo:text-indent="0cm" style:auto-text-indent="false" fo:padding="0.049cm" fo:border="0.06pt solid #d9d9e3"/>
    </style:style>
    <style:style style:name="P30" style:family="paragraph" style:parent-style-name="Text_20_body" style:list-style-name="L10">
      <style:paragraph-properties fo:margin-left="0cm" fo:margin-right="0cm" fo:text-indent="0cm" style:auto-text-indent="false" fo:padding="0.049cm" fo:border="0.06pt solid #d9d9e3"/>
    </style:style>
    <style:style style:name="P31" style:family="paragraph" style:parent-style-name="Text_20_body" style:list-style-name="L11">
      <style:paragraph-properties fo:margin-left="0cm" fo:margin-right="0cm" fo:text-indent="0cm" style:auto-text-indent="false" fo:padding="0.049cm" fo:border="0.06pt solid #d9d9e3"/>
    </style:style>
    <style:style style:name="P32" style:family="paragraph" style:parent-style-name="Text_20_body" style:list-style-name="L12">
      <style:paragraph-properties fo:margin-left="0cm" fo:margin-right="0cm" fo:text-indent="0cm" style:auto-text-indent="false" fo:padding="0.049cm" fo:border="0.06pt solid #d9d9e3"/>
    </style:style>
    <style:style style:name="P33" style:family="paragraph" style:parent-style-name="Text_20_body" style:list-style-name="L13">
      <style:paragraph-properties fo:margin-left="0cm" fo:margin-right="0cm" fo:text-indent="0cm" style:auto-text-indent="false" fo:padding="0.049cm" fo:border="0.06pt solid #d9d9e3"/>
    </style:style>
    <style:style style:name="P34" style:family="paragraph" style:parent-style-name="Text_20_body" style:list-style-name="L14">
      <style:paragraph-properties fo:margin-left="0cm" fo:margin-right="0cm" fo:text-indent="0cm" style:auto-text-indent="false" fo:padding="0.049cm" fo:border="0.06pt solid #d9d9e3"/>
    </style:style>
    <style:style style:name="P35" style:family="paragraph" style:parent-style-name="Text_20_body" style:list-style-name="L15">
      <style:paragraph-properties fo:margin-left="0cm" fo:margin-right="0cm" fo:text-indent="0cm" style:auto-text-indent="false" fo:padding="0.049cm" fo:border="0.06pt solid #d9d9e3"/>
    </style:style>
    <style:style style:name="P36" style:family="paragraph" style:parent-style-name="Text_20_body" style:list-style-name="L16">
      <style:paragraph-properties fo:margin-left="0cm" fo:margin-right="0cm" fo:text-indent="0cm" style:auto-text-indent="false" fo:padding="0.049cm" fo:border="0.06pt solid #d9d9e3"/>
    </style:style>
    <style:style style:name="P37" style:family="paragraph" style:parent-style-name="Text_20_body" style:list-style-name="L17">
      <style:paragraph-properties fo:margin-left="0cm" fo:margin-right="0cm" fo:text-indent="0cm" style:auto-text-indent="false" fo:padding="0.049cm" fo:border="0.06pt solid #d9d9e3"/>
    </style:style>
    <style:style style:name="T1" style:family="text">
      <style:text-properties fo:color="#000000" loext:opacity="100%" style:font-name="Arial" fo:font-size="12pt" style:font-name-asian="Arial1" style:font-size-asian="12pt" style:font-name-complex="Arial1"/>
    </style:style>
    <style:style style:name="T2" style:family="text">
      <style:text-properties officeooo:rsid="001e0324"/>
    </style:style>
    <style:style style:name="T3" style:family="text">
      <style:text-properties officeooo:rsid="001fc8e9"/>
    </style:style>
    <style:style style:name="T4" style:family="text">
      <style:text-properties officeooo:rsid="00232920"/>
    </style:style>
    <style:style style:name="T5" style:family="text">
      <style:text-properties officeooo:rsid="00262186"/>
    </style:style>
    <style:style style:name="T6"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P sanBlas – Módulo 01 – <text:span text:style-name="T3">1</text:span><text:span text:style-name="T5">6</text:span><text:span text:style-name="T4">/</text:span><text:span text:style-name="T2">01</text:span>/202<text:span text:style-name="T2">4</text:span></text:p>
      <text:p text:style-name="P2"/>
      <text:p text:style-name="P2"/>
      <text:p text:style-name="P2"><text:a xlink:type="simple" xlink:href="https://es.wikipedia.org/wiki/Unified_Extensible_Firmware_Interface" text:style-name="Internet_20_link" text:visited-style-name="Visited_20_Internet_20_Link">https://es.wikipedia.org/wiki/Unified_Extensible_Firmware_Interface</text:a></text:p>
      <text:p text:style-name="P2"/>
      <text:p text:style-name="P7"><text:span text:style-name="T1">¿Qué es la UEFI? Relación con BIOS. </text:span></text:p>
      <text:p text:style-name="P10">ChatGPT</text:p>
      <text:p text:style-name="P12">La UEFI (Interfaz de Firmware Extensible Unificada, por sus siglas en inglés) es una interfaz de firmware que reemplaza al antiguo BIOS (Sistema Básico de Entrada/Salida, por sus siglas en inglés) en muchos sistemas modernos. Ambos, UEFI y BIOS, son componentes esenciales en el proceso de arranque de un sistema informático, pero tienen diferencias significativas.</text:p>
      <text:p text:style-name="P12">Aquí hay algunas características clave de la UEFI y su relación con el BIOS:</text:p>
      <text:list text:style-name="L1">
        <text:list-item>
          <text:p text:style-name="P20"><text:span text:style-name="Strong_20_Emphasis"><text:span text:style-name="T6">Interfaz y capacidad:</text:span></text:span><text:span text:style-name="T6"> Mientras que el BIOS proporciona una interfaz básica y limitada en términos de funcionalidad y capacidades gráficas, la UEFI es más avanzada y puede ofrecer una interfaz gráfica más sofisticada. Esto permite una experiencia de usuario más rica y facilita la implementación de características avanzadas, como la compatibilidad con ratones y teclados USB, gráficos de alta resolución y soporte para redes.</text:span></text:p>
        </text:list-item>
        <text:list-item>
          <text:p text:style-name="P20"><text:span text:style-name="Strong_20_Emphasis"><text:span text:style-name="T6">Capacidades de arranque:</text:span></text:span><text:span text:style-name="T6"> La UEFI es capaz de arrancar desde sistemas de almacenamiento más grandes y discos duros con particiones de más de 2 TB, lo cual puede ser un desafío para el BIOS tradicional. Además, UEFI soporta la carga de controladores y aplicaciones antes del sistema operativo, lo que permite una mayor flexibilidad en términos de personalización y mantenimiento.</text:span></text:p>
        </text:list-item>
        <text:list-item>
          <text:p text:style-name="P20"><text:span text:style-name="Strong_20_Emphasis"><text:span text:style-name="T6">Seguridad:</text:span></text:span><text:span text:style-name="T6"> La UEFI incluye características de seguridad mejoradas en comparación con el BIOS. Por ejemplo, puede soportar el arranque seguro (Secure Boot), que ayuda a prevenir la carga de controladores o sistemas operativos no autorizados o modificados durante el proceso de arranque.</text:span></text:p>
        </text:list-item>
        <text:list-item>
          <text:p text:style-name="P20"><text:span text:style-name="Strong_20_Emphasis"><text:span text:style-name="T6">Compatibilidad:</text:span></text:span><text:span text:style-name="T6"> Mientras que el BIOS ha sido un estándar durante mucho tiempo, la UEFI se está convirtiendo en la norma en los sistemas más modernos. Sin embargo, muchos sistemas aún ofrecen compatibilidad con el modo de herencia (Legacy) para permitir la ejecución de sistemas operativos y aplicaciones diseñadas para el BIOS tradicional.</text:span></text:p>
        </text:list-item>
      </text:list>
      <text:p text:style-name="P12">En resumen, la UEFI es una evolución del BIOS que ofrece una interfaz más avanzada, capacidades mejoradas y características de seguridad. Aunque el BIOS todavía se encuentra en uso en algunos sistemas, la transición hacia la UEFI es cada vez más común en hardware moderno.</text:p>
      <text:p text:style-name="P13"><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13">Tú</text:p>
      <text:p text:style-name="P13"><text:soft-page-break/>Dame una información detallada del comportamiento de la UEFI respecto a BIOS con su sistema MBR, qué ocupa los 512 bytes del sector 0, y lo qué significa particionamiento GPT, etc. </text:p>
      <text:p text:style-name="P11">ChatGPT</text:p>
      <text:p text:style-name="P12">La diferencia principal entre UEFI y BIOS se manifiesta en cómo manejan la información de inicio y el particionamiento del disco. Aquí hay información detallada sobre estos aspectos:</text:p>
      <text:h text:style-name="P4" text:outline-level="3">BIOS y Sistema MBR (Master Boot Record):</text:h>
      <text:list text:style-name="L2">
        <text:list-item>
          <text:p text:style-name="P21"><text:span text:style-name="Strong_20_Emphasis"><text:span text:style-name="T6">Sistema MBR:</text:span></text:span></text:p>
          <text:list>
            <text:list-item>
              <text:p text:style-name="P14">El MBR es una estructura de datos que reside en el sector 0 de un disco duro o unidad de almacenamiento.</text:p>
            </text:list-item>
            <text:list-item>
              <text:p text:style-name="P14">Ocupa 512 bytes y contiene información esencial para el arranque del sistema.</text:p>
            </text:list-item>
            <text:list-item>
              <text:p text:style-name="P14">La MBR incluye un código de arranque (bootstrap code) de 446 bytes y una tabla de particiones de 64 bytes que almacena información sobre hasta cuatro particiones primarias o tres particiones primarias y una extendida.</text:p>
            </text:list-item>
          </text:list>
        </text:list-item>
        <text:list-item>
          <text:p text:style-name="P21"><text:span text:style-name="Strong_20_Emphasis"><text:span text:style-name="T6">Arranque BIOS con MBR:</text:span></text:span></text:p>
          <text:list>
            <text:list-item>
              <text:p text:style-name="P14">El BIOS busca el sector de arranque en el dispositivo especificado en la secuencia de arranque.</text:p>
            </text:list-item>
            <text:list-item>
              <text:p text:style-name="P15">Si la MBR está presente, el código de arranque de la MBR se ejecuta, identifica la partición activa y carga el sector de inicio del sistema operativo desde esa partición.</text:p>
            </text:list-item>
          </text:list>
        </text:list-item>
      </text:list>
      <text:h text:style-name="P4" text:outline-level="3">UEFI y Particionamiento GPT (GUID Partition Table):</text:h>
      <text:list text:style-name="L3">
        <text:list-item>
          <text:p text:style-name="P23"><text:span text:style-name="Strong_20_Emphasis"><text:span text:style-name="T6">Particionamiento GPT:</text:span></text:span></text:p>
          <text:list>
            <text:list-item>
              <text:p text:style-name="P16">GPT es una tabla de particiones más moderna y flexible en comparación con MBR.</text:p>
            </text:list-item>
            <text:list-item>
              <text:p text:style-name="P16">Utiliza identificadores únicos globales (GUID) para identificar particiones y permite un número teóricamente ilimitado de particiones.</text:p>
            </text:list-item>
            <text:list-item>
              <text:p text:style-name="P16">Almacena varias copias de la tabla de particiones en diferentes lugares del disco para redundancia y recuperación.</text:p>
            </text:list-item>
          </text:list>
        </text:list-item>
        <text:list-item>
          <text:p text:style-name="P23"><text:span text:style-name="Strong_20_Emphasis"><text:span text:style-name="T6">Arranque UEFI con GPT:</text:span></text:span></text:p>
          <text:list>
            <text:list-item>
              <text:p text:style-name="P16">UEFI utiliza una partición específica llamada "EFI System Partition" (ESP) que contiene archivos de arranque.</text:p>
            </text:list-item>
            <text:list-item>
              <text:p text:style-name="P22"><text:span text:style-name="T6">En lugar de depender de un código de arranque en el sector de arranque, UEFI busca un archivo ejecutable en la ESP, generalmente llamado </text:span><text:span text:style-name="Source_20_Text"><text:span text:style-name="T6">\EFI\Boot\bootx64.efi</text:span></text:span><text:span text:style-name="T6"> para sistemas de 64 bits.</text:span></text:p>
            </text:list-item>
            <text:list-item>
              <text:p text:style-name="P17">UEFI también puede utilizar el Secure Boot para garantizar que solo se ejecuten sistemas operativos y controladores firmados digitalmente.</text:p>
            </text:list-item>
          </text:list>
        </text:list-item>
      </text:list>
      <text:h text:style-name="P4" text:outline-level="3"><text:soft-page-break/>Ventajas de GPT y UEFI sobre MBR y BIOS:</text:h>
      <text:list text:style-name="L4">
        <text:list-item>
          <text:p text:style-name="P24"><text:span text:style-name="Strong_20_Emphasis"><text:span text:style-name="T6">Capacidad de almacenamiento:</text:span></text:span></text:p>
          <text:list>
            <text:list-item>
              <text:p text:style-name="P18">MBR tiene limitaciones en el tamaño de las particiones y del disco (2 TB máximo).</text:p>
            </text:list-item>
            <text:list-item>
              <text:p text:style-name="P18">GPT permite particiones más grandes y es compatible con discos duros de más de 2 TB.</text:p>
            </text:list-item>
          </text:list>
        </text:list-item>
        <text:list-item>
          <text:p text:style-name="P24"><text:span text:style-name="Strong_20_Emphasis"><text:span text:style-name="T6">Flexibilidad y redundancia:</text:span></text:span></text:p>
          <text:list>
            <text:list-item>
              <text:p text:style-name="P18">GPT admite un mayor número de particiones y proporciona información redundante para la recuperación en caso de corrupción de la tabla de particiones.</text:p>
            </text:list-item>
            <text:list-item>
              <text:p text:style-name="P18">UEFI ofrece una interfaz más avanzada y mejor seguridad con características como Secure Boot.</text:p>
            </text:list-item>
          </text:list>
        </text:list-item>
        <text:list-item>
          <text:p text:style-name="P24"><text:span text:style-name="Strong_20_Emphasis"><text:span text:style-name="T6">Compatibilidad futura:</text:span></text:span></text:p>
          <text:list>
            <text:list-item>
              <text:p text:style-name="P19">Mientras que BIOS y MBR han sido estándares durante mucho tiempo, UEFI y GPT están diseñados para satisfacer las necesidades de hardware más modernas y son más compatibles con las innovaciones actuales.</text:p>
            </text:list-item>
          </text:list>
        </text:list-item>
      </text:list>
      <text:p text:style-name="P12">En resumen, UEFI con particionamiento GPT ofrece una solución más avanzada y flexible en comparación con BIOS y MBR, brindando beneficios significativos en términos de capacidad de almacenamiento, flexibilidad y seguridad.</text:p>
      <text:p text:style-name="P3"><text:a xlink:type="simple" xlink:href="https://es.wikipedia.org/wiki/Tabla_de_particiones_GUID" text:style-name="Internet_20_link" text:visited-style-name="Visited_20_Internet_20_Link"><text:span text:style-name="T1">https://es.wikipedia.org/wiki/Tabla_de_particiones_GUID</text:span></text:a></text:p>
      <text:p text:style-name="P3"><text:span text:style-name="T1"/></text:p>
      <text:p text:style-name="P8"><text:span text:style-name="T1">Dame el paso a paso (general) para el montaje de un equipo microinformático con una gráfica discreta y cdrom. </text:span></text:p>
      <text:p text:style-name="P10">ChatGPT</text:p>
      <text:p text:style-name="P12">Montar un equipo microinformático implica ensamblar sus componentes de hardware de manera correcta. Aquí tienes un paso a paso general para el montaje de un equipo con una tarjeta gráfica discreta y un CD/DVD-ROM:</text:p>
      <text:h text:style-name="P4" text:outline-level="3">1. Preparación:</text:h>
      <text:list text:style-name="L5">
        <text:list-item>
          <text:p text:style-name="P25"><text:span text:style-name="Strong_20_Emphasis"><text:span text:style-name="T6">Superficie de trabajo:</text:span></text:span><text:span text:style-name="T6"> Trabaja en una superficie limpia y estática para evitar dañar los componentes.</text:span></text:p>
        </text:list-item>
        <text:list-item>
          <text:p text:style-name="P25"><text:span text:style-name="Strong_20_Emphasis"><text:span text:style-name="T6">Herramientas:</text:span></text:span><text:span text:style-name="T6"> Asegúrate de tener todas las herramientas necesarias, como destornilladores, pinzas y pulsera antiestática.</text:span></text:p>
        </text:list-item>
      </text:list>
      <text:h text:style-name="P4" text:outline-level="3">2. Componentes:</text:h>
      <text:list text:style-name="L6">
        <text:list-item>
          <text:p text:style-name="P26"><text:span text:style-name="Strong_20_Emphasis"><text:span text:style-name="T6">Placa base:</text:span></text:span><text:span text:style-name="T6"> Coloca la placa base en la superficie de trabajo.</text:span></text:p>
        </text:list-item>
        <text:list-item>
          <text:p text:style-name="P26"><text:span text:style-name="Strong_20_Emphasis"><text:span text:style-name="T6">Procesador (CPU):</text:span></text:span><text:span text:style-name="T6"> Instala el procesador en el zócalo de la placa base según las instrucciones del fabricante.</text:span></text:p>
        </text:list-item>
        <text:list-item>
          <text:p text:style-name="P26"><text:span text:style-name="Strong_20_Emphasis"><text:span text:style-name="T6">Disipador de calor y ventilador (CPU cooler):</text:span></text:span><text:span text:style-name="T6"> Monta el disipador de calor y el ventilador sobre la CPU siguiendo las instrucciones del fabricante.</text:span></text:p>
        </text:list-item>
      </text:list>
      <text:h text:style-name="P4" text:outline-level="3">3. Memoria RAM:</text:h>
      <text:list text:style-name="L7">
        <text:list-item>
          <text:p text:style-name="P27"><text:span text:style-name="Strong_20_Emphasis"><text:span text:style-name="T6">Módulos de RAM:</text:span></text:span><text:span text:style-name="T6"> Inserta los módulos de RAM en los slots correspondientes de la placa base. Asegúrate de que estén correctamente alineados y bloquea las pestañas.</text:span></text:p>
        </text:list-item>
      </text:list>
      <text:h text:style-name="P4" text:outline-level="3">4. Tarjeta Gráfica:</text:h>
      <text:list text:style-name="L8">
        <text:list-item>
          <text:p text:style-name="P28"><text:span text:style-name="Strong_20_Emphasis"><text:span text:style-name="T6">Tarjeta gráfica:</text:span></text:span><text:span text:style-name="T6"> Inserta la tarjeta gráfica en la ranura PCIe de la placa base. Asegúrate de que esté bien asentada y utiliza el seguro de retención.</text:span></text:p>
        </text:list-item>
      </text:list>
      <text:h text:style-name="P4" text:outline-level="3">5. Almacenamiento:</text:h>
      <text:list text:style-name="L9">
        <text:list-item>
          <text:p text:style-name="P29"><text:span text:style-name="Strong_20_Emphasis"><text:span text:style-name="T6">Unidad de almacenamiento:</text:span></text:span><text:span text:style-name="T6"> Conecta el disco duro o SSD a los puertos SATA de la placa base y alimenta la unidad con un cable de alimentación.</text:span></text:p>
        </text:list-item>
      </text:list>
      <text:h text:style-name="P4" text:outline-level="3">6. Fuente de Alimentación:</text:h>
      <text:list text:style-name="L10">
        <text:list-item>
          <text:p text:style-name="P30"><text:span text:style-name="Strong_20_Emphasis"><text:span text:style-name="T6">Fuente de alimentación (PSU):</text:span></text:span><text:span text:style-name="T6"> Conecta la fuente de alimentación a la placa base, la tarjeta gráfica y a los dispositivos de almacenamiento. Asegúrate de que todos los cables estén conectados según las necesidades de tu hardware.</text:span></text:p>
        </text:list-item>
      </text:list>
      <text:h text:style-name="P4" text:outline-level="3"><text:soft-page-break/>7. Conexiones Frontales:</text:h>
      <text:list text:style-name="L11">
        <text:list-item>
          <text:p text:style-name="P31"><text:span text:style-name="Strong_20_Emphasis"><text:span text:style-name="T6">Conexiones frontales:</text:span></text:span><text:span text:style-name="T6"> Conecta los cables de encendido, reinicio, USB y audio desde la carcasa del equipo a la placa base.</text:span></text:p>
        </text:list-item>
      </text:list>
      <text:h text:style-name="P4" text:outline-level="3">8. Conexiones de Periféricos:</text:h>
      <text:list text:style-name="L12">
        <text:list-item>
          <text:p text:style-name="P32"><text:span text:style-name="Strong_20_Emphasis"><text:span text:style-name="T6">CD/DVD-ROM:</text:span></text:span><text:span text:style-name="T6"> Conecta el cable SATA y de alimentación al CD/DVD-ROM y conéctalo a la placa base.</text:span></text:p>
        </text:list-item>
      </text:list>
      <text:h text:style-name="P4" text:outline-level="3">9. Conexiones adicionales:</text:h>
      <text:list text:style-name="L13">
        <text:list-item>
          <text:p text:style-name="P33"><text:span text:style-name="Strong_20_Emphasis"><text:span text:style-name="T6">Conexiones adicionales:</text:span></text:span><text:span text:style-name="T6"> Conecta cualquier cable adicional necesario para tu configuración, como cables de ventiladores, USB adicionales, etc.</text:span></text:p>
        </text:list-item>
      </text:list>
      <text:h text:style-name="P4" text:outline-level="3">10. Prueba Inicial:</text:h>
      <text:list text:style-name="L14">
        <text:list-item>
          <text:p text:style-name="P34"><text:span text:style-name="Strong_20_Emphasis"><text:span text:style-name="T6">Enciende el equipo:</text:span></text:span><text:span text:style-name="T6"> Conecta el cable de alimentación y enciende el equipo. Verifica que los ventiladores giren y escucha los pitidos de POST (Power-On Self-Test) para confirmar un inicio correcto.</text:span></text:p>
        </text:list-item>
      </text:list>
      <text:h text:style-name="P4" text:outline-level="3">11. Instalación del Sistema Operativo:</text:h>
      <text:list text:style-name="L15">
        <text:list-item>
          <text:p text:style-name="P35"><text:span text:style-name="Strong_20_Emphasis"><text:span text:style-name="T6">Instala el sistema operativo:</text:span></text:span><text:span text:style-name="T6"> Utiliza un CD, DVD o una unidad USB para instalar el sistema operativo en el disco duro o SSD.</text:span></text:p>
        </text:list-item>
      </text:list>
      <text:h text:style-name="P4" text:outline-level="3">12. Controladores y Actualizaciones:</text:h>
      <text:list text:style-name="L16">
        <text:list-item>
          <text:p text:style-name="P36"><text:span text:style-name="Strong_20_Emphasis"><text:span text:style-name="T6">Controladores:</text:span></text:span><text:span text:style-name="T6"> Instala los controladores necesarios para tu hardware, especialmente los de la tarjeta gráfica.</text:span></text:p>
        </text:list-item>
      </text:list>
      <text:h text:style-name="P4" text:outline-level="3">13. Configuración BIOS/UEFI:</text:h>
      <text:list text:style-name="L17">
        <text:list-item>
          <text:p text:style-name="P37"><text:span text:style-name="Strong_20_Emphasis"><text:span text:style-name="T6">BIOS/UEFI:</text:span></text:span><text:span text:style-name="T6"> Accede al BIOS/UEFI y configura la secuencia de arranque, ajusta la fecha y hora, y realiza otras configuraciones según sea necesario.</text:span></text:p>
        </text:list-item>
      </text:list>
      <text:p text:style-name="P12">Con estos pasos, deberías tener tu equipo microinformático ensamblado y listo para funcionar. Asegúrate de seguir las instrucciones específicas de los fabricantes de cada componente para garantizar una instalación correcta.</text:p>
      <text:p text:style-name="P3"><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top="0cm" fo:margin-bottom="0cm" style:contextual-spacing="tru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Figure_20_Index_20_1" style:display-name="Figure Index 1" style:family="paragraph" style:parent-style-name="Standard" style:class="index">
      <style:paragraph-properties fo:margin-top="0cm" fo:margin-bottom="0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loext:char-complex-color loext:theme-type="hyperlink" loext:color-type="theme"/>
      </style:text-propertie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Default_20_Paragraph_20_Font_20__28_WW_29_" style:display-name="Default Paragraph Font (WW)" style:family="text"/>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 style:display-name="ListLabel 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 style:display-name="ListLabel 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 style:display-name="ListLabel 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 style:display-name="ListLabel 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 style:display-name="ListLabel 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 style:display-name="ListLabel 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 style:display-name="ListLabel 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 style:display-name="ListLabel 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 style:display-name="ListLabel 37"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 style:display-name="ListLabel 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 style:display-name="ListLabel 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 style:display-name="ListLabel 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 style:display-name="ListLabel 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 style:display-name="ListLabel 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 style:display-name="ListLabel 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 style:display-name="ListLabel 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 style:display-name="ListLabel 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 style:display-name="ListLabel 55"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 style:display-name="ListLabel 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 style:display-name="ListLabel 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 style:display-name="ListLabel 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 style:display-name="ListLabel 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 style:display-name="ListLabel 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 style:display-name="ListLabel 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 style:display-name="ListLabel 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 style:display-name="ListLabel 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20"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21"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22"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23"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24"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25"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26"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27"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38"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39"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40"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41"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42"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43"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44"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45"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56"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57"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58"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59"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60"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61"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62"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63"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landscape"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ES</dc:language>
    <meta:editing-cycles>32</meta:editing-cycles>
    <meta:creation-date>2023-12-17T16:39:57</meta:creation-date>
    <dc:date>2024-01-16T18:31:23.619767444</dc:date>
    <meta:generator>LibreOffice/7.6.2.1$Linux_X86_64 LibreOffice_project/56f7684011345957bbf33a7ee678afaf4d2ba333</meta:generator>
    <meta:editing-duration>PT3H27M45S</meta:editing-duration>
    <meta:document-statistic meta:table-count="0" meta:image-count="1" meta:object-count="0" meta:page-count="5" meta:paragraph-count="77" meta:word-count="1311" meta:character-count="8309" meta:non-whitespace-character-count="7112"/>
  </office:meta>
</office:document-meta>
</file>